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4aa49" officeooo:paragraph-rsid="0014aa49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4aa49" officeooo:paragraph-rsid="0014aa49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4aa49" officeooo:paragraph-rsid="0014aa49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50187" officeooo:paragraph-rsid="00150187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67abc" officeooo:paragraph-rsid="00167abc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1ad795" officeooo:paragraph-rsid="0014aa49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officeooo:rsid="001ad795" officeooo:paragraph-rsid="001ad795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officeooo:rsid="001cbe4f" officeooo:paragraph-rsid="001cbe4f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officeooo:rsid="001e8121" officeooo:paragraph-rsid="001e8121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officeooo:rsid="002040da" officeooo:paragraph-rsid="002040da"/>
    </style:style>
    <style:style style:name="T1" style:family="text">
      <style:text-properties officeooo:rsid="00167abc"/>
    </style:style>
    <style:style style:name="T2" style:family="text">
      <style:text-properties officeooo:rsid="0016e0fb"/>
    </style:style>
    <style:style style:name="T3" style:family="text">
      <style:text-properties officeooo:rsid="001e8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/text:p>
      <text:p text:style-name="P1">SPN 217</text:p>
      <text:p text:style-name="P1">Yvette Aparicio</text:p>
      <text:p text:style-name="P2">Tarea par 10/13/17</text:p>
      <text:p text:style-name="P2"/>
      <text:p text:style-name="P3">-Haga una lista de los elementos del escenario ¿Qué ideas comunican sobre el lugar donde están los personajes?</text:p>
      <text:p text:style-name="P5">“Divisarse”</text:p>
      <text:p text:style-name="P4">“Las ramas de los copudos árboles que en él hay se abren tras la barandilla cuajadas de frondoso follaje, que da al ambiente una gozosa claridad submarina. <text:span text:style-name="T1">Sobre un liviana construcción de cemento, enormes cristaleras, tras las que se divisa la terraza, separan a ésta de la escena</text:span>”</text:p>
      <text:p text:style-name="P4"/>
      <text:p text:style-name="P5">Los elementos del escenario comuica la idea del cambio. <text:span text:style-name="T2">En la niñez, una persona está muy baja. La vida se parece tan grande y tan magifico, como </text:span>“<text:span text:style-name="T2">las ramas de los copudos árboles,” por que los árboles son solo lo que puede ver. Pero cuando venga la juventud y la adolescencia, está más alto, y puede ver los “enromes cristaleras… separan a ésta de la escena.” Ya no sé la significa de los cristaleras, es una idea que estoy desarrollando.</text:span></text:p>
      <text:p text:style-name="P4"/>
      <text:p text:style-name="P4"/>
      <text:p text:style-name="P4"/>
      <text:p text:style-name="P3"/>
      <text:p text:style-name="P3">-¿Dónde ocurre el drama? ¿Qué elementos le permiten llegar a esta conclusión?</text:p>
      <text:p text:style-name="P3"/>
      <text:p text:style-name="P10">¿En una escuela? (porque hay estudiantes)</text:p>
      <text:p text:style-name="P3"><text:soft-page-break/>-¿Qué tipo de estudiantes son los personajes del drama? ¿Que elementos le permiten llegar a esta conclusión?</text:p>
      <text:p text:style-name="P9">Son estudiantes ciegos (dice en ele texto y también un de ellos tiene un bastón).</text:p>
      <text:p text:style-name="P3"/>
      <text:p text:style-name="P3"/>
      <text:p text:style-name="P3">-¿Por qué se ríen los otros estudiantes? ¿Por qué usa gafas Miguelín? ¿Por qué no usan bastón los jovenes? ¿En qué momento entra Ignacio? ¿Cómo tratan a Ignacio cuando entra?</text:p>
      <text:p text:style-name="P8"/>
      <text:p text:style-name="P8"><text:tab/>Los estudiantes ríen por que es la tercera vez que Elisa ha preguntado de la hora.</text:p>
      <text:p text:style-name="P8"/>
      <text:p text:style-name="P8"><text:tab/>Miguelín usa gafas <text:span text:style-name="T3">porque sabe por experiencia que su vivacidad es penosa cuando las personas que ven las contrasan con sus ojos muertos.</text:span></text:p>
      <text:p text:style-name="P8"/>
      <text:p text:style-name="P8"><text:tab/><text:span text:style-name="T3">Ignacio entra tarde al curso y los demás bromean de esto.</text:span></text:p>
      <text:p text:style-name="P3"/>
      <text:p text:style-name="P3">Haga una lista de las palabras que describen o caracterizan a los personajes en las acotaciones. ¿Por qué tienen una aparencia de “normalidad” estos jóvenes? ¿Por qué es solamente una ilusión esta apariencia de “normalidad”?</text:p>
      <text:p text:style-name="P3"/>
      <text:p text:style-name="P3"/>
      <text:p text:style-name="P3">???</text:p>
      <text:p text:style-name="P3"/>
      <text:p text:style-name="P3">Haga una lista de la información sobre Eliso que se encuentren en las acotaciones y los parlamentos y explique qué comunica sobre la personalidad de ésta. Haga lo mismo con Miguelín, Carlos, Juana e Ignacio.</text:p>
      <text:p text:style-name="P6"><text:soft-page-break/></text:p>
      <text:p text:style-name="P7">Elisa (<text:span text:style-name="T3">Una muchacha de físico vulgar y de espíritu abierto, simple y claro.</text:span></text:p>
      <text:p text:style-name="P9">Miguelín (jovencito y vivaz)</text:p>
      <text:p text:style-name="P9">Carlos (un muchachco fuerte y sanguínco de agradable y enérgica expresión</text:p>
      <text:p text:style-name="P9">Juana (es linda y dulce)</text:p>
      <text:p text:style-name="P9">Ignacio (un muchacho delgaducho, serio y reconcentrado con cuerto desaliño en su person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17:28.924425000</meta:creation-date>
    <dc:date>2017-10-13T12:53:52.343394000</dc:date>
    <meta:editing-duration>PT1H23M18S</meta:editing-duration>
    <meta:editing-cycles>8</meta:editing-cycles>
    <meta:generator>LibreOffice/5.2.5.1$MacOSX_X86_64 LibreOffice_project/0312e1a284a7d50ca85a365c316c7abbf20a4d22</meta:generator>
    <meta:document-statistic meta:table-count="0" meta:image-count="0" meta:object-count="0" meta:page-count="3" meta:paragraph-count="24" meta:word-count="403" meta:character-count="2381" meta:non-whitespace-character-count="1999"/>
  </office:meta>
</office:document-meta>
</file>